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-color="#000000" draw:opacity="0%" draw:textarea-horizontal-align="justify" draw:textarea-vertical-align="middle" draw:auto-grow-height="false" fo:min-height="26.95cm" fo:min-width="27cm"/>
    </style:style>
    <style:style style:name="gr2" style:family="graphic" style:parent-style-name="objectwithoutfill">
      <style:graphic-properties svg:stroke-width="0.635cm" svg:stroke-color="#000000" draw:marker-start-width="1.152cm" draw:marker-end-width="1.152cm" draw:fill="solid" draw:textarea-vertical-align="middle" fo:padding-top="0.442cm" fo:padding-bottom="0.442cm" fo:padding-left="0.567cm" fo:padding-right="0.567cm"/>
    </style:style>
    <style:style style:name="gr3" style:family="graphic" style:parent-style-name="objectwithoutfill">
      <style:graphic-properties svg:stroke-width="0.353cm" svg:stroke-color="#ffffff" draw:marker-start-width="0.729cm" draw:marker-end-width="0.729cm" draw:fill="solid" draw:textarea-vertical-align="middle" fo:padding-top="0.301cm" fo:padding-bottom="0.301cm" fo:padding-left="0.426cm" fo:padding-right="0.426cm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5.35cm" fo:min-width="24.8cm"/>
    </style:style>
    <style:style style:name="gr5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5.35cm" fo:min-width="15.91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 draw:opacity="8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7.5cm" svg:height="27.2cm" svg:x="-0.6cm" svg:y="-0.3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20.859cm" svg:height="15.073cm" draw:transform="rotate (2.58291276002641) translate (17.3097320303105cm 30.982136970981cm)" svg:viewBox="0 0 20860 15074" draw:points="11097,0 20860,2034 0,15074">
          <text:p/>
        </draw:polyline>
        <draw:polyline draw:style-name="gr3" draw:text-style-name="P2" draw:layer="layout" svg:width="20.604cm" svg:height="14.819cm" draw:transform="rotate (2.58291276002641) translate (17.1445740821009cm 30.766428363714cm)" svg:viewBox="0 0 20605 14820" draw:points="11256,0 20605,1939 0,14820">
          <text:p/>
        </draw:polyline>
        <draw:custom-shape draw:style-name="gr4" draw:text-style-name="P3" draw:layer="layout" svg:width="25.3cm" svg:height="5.6cm" svg:x="0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41cm" svg:height="5.6cm" svg:x="8.9cm" svg:y="19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15:36:19.792000000</dc:date>
    <meta:editing-duration>PT54M45S</meta:editing-duration>
    <meta:editing-cycles>8</meta:editing-cycles>
    <meta:generator>LibreOffice/6.3.2.2$Windows_X86_64 LibreOffice_project/98b30e735bda24bc04ab42594c85f7fd8be07b9c</meta:generator>
    <meta:document-statistic meta:object-count="5"/>
  </office:meta>
</office:document-meta>
</file>